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557cm"/>
    </style:style>
    <style:style style:name="gr3" style:family="graphic" style:parent-style-name="standard">
      <style:graphic-properties draw:stroke="none" draw:fill="none" fo:min-height="7.11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4.979cm"/>
    </style:style>
    <style:style style:name="gr6" style:family="graphic" style:parent-style-name="standard">
      <style:graphic-properties draw:stroke="none" draw:fill="none" fo:min-height="4.268cm"/>
    </style:style>
    <style:style style:name="gr7" style:family="graphic" style:parent-style-name="standard">
      <style:graphic-properties draw:stroke="none" draw:fill="none" fo:min-height="9.245cm"/>
    </style:style>
    <style:style style:name="gr8" style:family="graphic" style:parent-style-name="standard">
      <style:graphic-properties draw:stroke="none" draw:fill="none" fo:min-height="2.135cm"/>
    </style:style>
    <style:style style:name="gr9" style:family="graphic" style:parent-style-name="standard">
      <style:graphic-properties draw:stroke="none" draw:fill="none" fo:min-height="6.401cm"/>
    </style:style>
    <style:style style:name="gr10" style:family="graphic" style:parent-style-name="standard">
      <style:graphic-properties draw:stroke="none" draw:fill="none" fo:min-height="7.11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standard">
      <style:graphic-properties draw:stroke="none" draw:fill="none" fo:min-height="19.91cm"/>
    </style:style>
    <style:style style:name="gr15" style:family="graphic" style:parent-style-name="standard">
      <style:graphic-properties draw:stroke="none" draw:fill="none" fo:min-height="8.534cm"/>
    </style:style>
    <style:style style:name="gr16" style:family="graphic" style:parent-style-name="standard">
      <style:graphic-properties draw:stroke="none" draw:fill="none" fo:min-height="17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by Rambling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OOP scripting<text:line-break/>– use separate or with Rai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s</text:p>
          </draw:text-box>
        </draw:frame>
        <draw:frame draw:style-name="gr2" draw:layer="layout" svg:width="7.661cm" svg:height="3.807cm" svg:x="1.8cm" svg:y="5.193cm">
          <draw:text-box>
            <text:p>1.times do</text:p>
            <text:p><text:s text:c="2"/>puts "I'm a code block!"</text:p>
            <text:p>end</text:p>
            <text:p/>
            <text:p>1.times { puts "As am I!" }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layer="layout" svg:width="27.714cm" svg:height="8.072cm" svg:x="0.323cm" svg:y="6.902cm">
          <draw:text-box>
            <text:p># method that capitalizes a word</text:p>
            <text:p>def capitalize(string) </text:p>
            <text:p><text:s text:c="2"/>puts "#{string[0].upcase}#{string[1..-1]}"</text:p>
            <text:p>end</text:p>
            <text:p/>
            <text:p>capitalize("ryan") # prints "Ryan"</text:p>
            <text:p>capitalize("jane") # prints "Chris"</text:p>
            <text:p/>
            <text:p># block that capitalizes each string in the array</text:p>
            <text:p>["ryan", "chris"].each {|string| puts "#{string[0].upcase}#{string[1..-1]}"} # prints "Ryan", then "Chris"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mbols</text:p>
          </draw:text-box>
        </draw:frame>
        <draw:frame draw:style-name="gr2" draw:layer="layout" svg:width="24.437cm" svg:height="3.807cm" svg:x="1.962cm" svg:y="8.68cm">
          <draw:text-box>
            <text:p>Symbols make good hash keys for a few reasons:</text:p>
            <text:p/>
            <text:p><text:s text:c="4"/>They're immutable, meaning they can't be changed once they're created;</text:p>
            <text:p><text:s text:c="4"/>Only one copy of any symbol exists at a given time, so they save memory;</text:p>
            <text:p><text:s text:c="4"/>Symbol-as-keys are faster than strings-as-keys because of the above two reasons.</text:p>
          </draw:text-box>
        </draw:frame>
        <draw:frame draw:style-name="gr4" draw:layer="layout" svg:width="15.759cm" svg:height="0.963cm" svg:x="2.841cm" svg:y="5.637cm">
          <draw:text-box>
            <text:p>only one copy of any particular symbol at a given time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s, procs, <text:span text:style-name="T1">lambdas</text:span></text:p>
          </draw:text-box>
        </draw:frame>
        <draw:frame draw:style-name="gr5" draw:layer="layout" svg:width="10.891cm" svg:height="5.229cm" svg:x="1.509cm" svg:y="4.571cm">
          <draw:text-box>
            <text:p>[1, 2, 3].each do |num|</text:p>
            <text:p><text:s text:c="2"/>puts num</text:p>
            <text:p>end</text:p>
            <text:p># ==&gt; Prints 1, 2, 3 on separate lines</text:p>
            <text:p/>
            <text:p>[1, 2, 3].each { |num| puts num }</text:p>
            <text:p># ==&gt; Prints 1, 2, 3 on separate lines</text:p>
          </draw:text-box>
        </draw:frame>
        <draw:frame draw:style-name="gr6" draw:layer="layout" svg:width="12.656cm" svg:height="4.518cm" svg:x="14.144cm" svg:y="15cm">
          <draw:text-box>
            <text:p>fibs = [1, 1, 2, 3, 5, 8, 13, 21, 34, 55]</text:p>
            <text:p>doubled_fibs = fibs.collect { |num| num * 2 }</text:p>
            <text:p>doubled_fib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ie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ome methods accept a block and others don't</text:p>
              </text:list-item>
              <text:list-item>
                <text:p>methods that accept blocks have a way of transferring control from the calling method to the block and back again. </text:p>
              </text:list-item>
              <text:list-item>
                <text:p>We can build this into the methods we define by using the yield keyw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s: savable blocks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4">
              <text:list-item>
                <text:p>Block != object, proc does.</text:p>
              </text:list-item>
            </text:list>
          </draw:text-box>
        </draw:frame>
        <draw:frame draw:style-name="gr2" draw:layer="layout" svg:width="10.857cm" svg:height="3.807cm" svg:x="1.943cm" svg:y="7cm">
          <draw:text-box>
            <text:p>multiples_of_3 = Proc.new do |n|</text:p>
            <text:p><text:s text:c="2"/>n % 3 == 0</text:p>
            <text:p>end</text:p>
            <text:p/>
            <text:p>(1..100).to_a.select(&amp;multiples_of_3)</text:p>
          </draw:text-box>
        </draw:frame>
        <draw:frame draw:style-name="gr5" draw:layer="layout" svg:width="13.583cm" svg:height="5.229cm" svg:x="2cm" svg:y="12.371cm">
          <draw:text-box>
            <text:p>floats = [1.2, 3.45, 0.91, 7.727, 11.42, 482.911]</text:p>
            <text:p>round_down = Proc.new { |z| z.floor }</text:p>
            <text:p>ints = floats.collect(&amp;round_down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proc</text:p>
          </draw:text-box>
        </draw:frame>
        <draw:frame draw:style-name="gr7" draw:layer="layout" svg:width="19.002cm" svg:height="9.495cm" svg:x="4.679cm" svg:y="5.836cm">
          <draw:text-box>
            <text:p>group_1 = [4.1, 5.5, 3.2, 3.3, 6.1, 3.9, 4.7]</text:p>
            <text:p>group_2 = [7.0, 3.8, 6.2, 6.1, 4.4, 4.9, 3.0]</text:p>
            <text:p>group_3 = [5.5, 5.1, 3.9, 4.3, 4.9, 3.2, 3.2]</text:p>
            <text:p/>
            <text:p># my proc</text:p>
            <text:p>over_4_feet = Proc.new do |height|</text:p>
            <text:p><text:s text:c="2"/>height &gt;= 4</text:p>
            <text:p>end</text:p>
            <text:p/>
            <text:p># these use the proc</text:p>
            <text:p>can_ride_1 = group_1.select(&amp;over_4_feet)</text:p>
            <text:p>can_ride_2 = group_2.select(&amp;over_4_feet)</text:p>
            <text:p>can_ride_3 = group_3.select(&amp;over_4_feet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mbols &amp; proc</text:p>
          </draw:text-box>
        </draw:frame>
        <draw:frame draw:style-name="gr8" draw:layer="layout" svg:width="12.91cm" svg:height="2.385cm" svg:x="7.725cm" svg:y="9.391cm">
          <draw:text-box>
            <text:p>numbers_array = [1, 2, 3, 4, 5, 6, 7, 8, 9, 10]</text:p>
            <text:p/>
            <text:p>strings_array = numbers_array.map(&amp;:to_s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@var ??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stance variable – attached to the instance of the class.</text:p>
                <text:p/>
              </text:list-item>
              <text:list-item>
                <text:p>Class vars – @@va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tr_reader, writer, accessor</text:p>
          </draw:text-box>
        </draw:frame>
        <draw:frame draw:style-name="gr9" draw:layer="layout" svg:width="7.369cm" svg:height="6.651cm" svg:x="15.231cm" svg:y="4.349cm">
          <draw:text-box>
            <text:p>class Person</text:p>
            <text:p><text:s text:c="2"/>def initialize(name, job)</text:p>
            <text:p><text:s text:c="4"/>attr_reader :name</text:p>
            <text:p><text:s text:c="4"/>attr_writer :name</text:p>
            <text:p><text:s text:c="4"/>attr_reader :job</text:p>
            <text:p><text:s text:c="4"/>attr_writer :job</text:p>
            <text:p><text:s text:c="2"/>end</text:p>
            <text:p><text:s/></text:p>
            <text:p>end</text:p>
          </draw:text-box>
        </draw:frame>
        <draw:frame draw:style-name="gr10" draw:layer="layout" svg:width="11.992cm" svg:height="7.361cm" svg:x="1.408cm" svg:y="4.439cm">
          <draw:text-box>
            <text:p>If you wanted to access @name, you have to...</text:p>
            <text:p>def name</text:p>
            <text:p><text:s text:c="2"/>@name</text:p>
            <text:p>end</text:p>
          </draw:text-box>
        </draw:frame>
        <draw:frame draw:style-name="gr5" draw:layer="layout" svg:width="5.451cm" svg:height="5.229cm" svg:x="16.949cm" svg:y="13.8cm">
          <draw:text-box>
            <text:p>def name</text:p>
            <text:p><text:s text:c="2"/>@name</text:p>
            <text:p>end</text:p>
            <text:p/>
            <text:p>def name=(value)</text:p>
            <text:p><text:s text:c="2"/>@name = value</text:p>
            <text:p>end</text:p>
          </draw:text-box>
        </draw:frame>
        <draw:line draw:style-name="gr11" draw:text-style-name="P2" draw:layer="layout" svg:x1="5.8cm" svg:y1="7.2cm" svg:x2="15.231cm" svg:y2="7.4cm">
          <text:p/>
        </draw:line>
        <draw:line draw:style-name="gr12" draw:text-style-name="P2" draw:layer="layout" svg:x1="19.4cm" svg:y1="9.6cm" svg:x2="19.4cm" svg:y2="13.8cm">
          <text:p text:style-name="P2">Ruby does this..</text:p>
        </draw:line>
        <draw:frame draw:style-name="gr13" draw:layer="layout" svg:width="10.489cm" svg:height="3.095cm" svg:x="0.911cm" svg:y="14.926cm">
          <draw:text-box>
            <text:p>read and write variables as we please! We just pass our instance variables (as symbols) to attr_reader or attr_writer.</text:p>
          </draw:text-box>
        </draw:frame>
        <draw:line draw:style-name="gr11" draw:text-style-name="P2" draw:layer="layout" svg:x1="16.6cm" svg:y1="16.2cm" svg:x2="10.8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here you keep methods, constants</text:p>
              </text:list-item>
              <text:list-item>
                <text:p>modules can't create instances and can't have subclasses </text:p>
              </text:list-item>
              <text:list-item>
                <text:p>Just STORE stu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 of modul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eparate methods and constants into <text:span text:style-name="T2">named spaces</text:span></text:p>
              </text:list-item>
              <text:list-item>
                <text:p><text:span text:style-name="T3">Math::Pi looks in Math module</text:span></text:p>
              </text:list-item>
              <text:list-item>
                <text:p><text:span text:style-name="T3">You can use include rather than require so you get access to the methods direct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x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hen a module is used to mix additional behaviour and information into a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4" draw:layer="layout" svg:width="13.126cm" svg:height="20.16cm" svg:x="0.8cm" svg:y="0.4cm">
          <draw:text-box>
            <text:p>module Action</text:p>
            <text:p><text:s text:c="2"/>def jump</text:p>
            <text:p><text:s text:c="4"/>@distance = rand(4) + 2</text:p>
            <text:p><text:s text:c="4"/>puts "I jumped forward #{@distance} feet!"</text:p>
            <text:p><text:s text:c="2"/>end</text:p>
            <text:p>end</text:p>
            <text:p/>
            <text:p>class Rabbit</text:p>
            <text:p><text:s text:c="2"/>include Action</text:p>
            <text:p><text:s text:c="2"/>attr_reader :name</text:p>
            <text:p><text:s text:c="2"/>def initialize(name)</text:p>
            <text:p><text:s text:c="4"/>@name = name</text:p>
            <text:p><text:s text:c="2"/>end</text:p>
            <text:p>end</text:p>
            <text:p/>
            <text:p>class Cricket</text:p>
            <text:p><text:s text:c="2"/>include Action</text:p>
            <text:p><text:s text:c="2"/>attr_reader :name</text:p>
            <text:p><text:s text:c="2"/>def initialize(name)</text:p>
            <text:p><text:s text:c="4"/>@name = name</text:p>
            <text:p><text:s text:c="2"/>end</text:p>
            <text:p>end</text:p>
            <text:p/>
            <text:p>peter = Rabbit.new("Peter")</text:p>
            <text:p>jiminy = Cricket.new("Jiminy")</text:p>
            <text:p/>
            <text:p>peter.jump</text:p>
            <text:p>jiminy.jump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ple inheritance w/ mix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mixins mix in traits from various modules as needed, </text:p>
              </text:list-item>
              <text:list-item>
                <text:p>can add any combination of behaviours to our class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clude vs extend</text:p>
          </draw:text-box>
        </draw:frame>
        <draw:frame draw:style-name="gr15" draw:layer="layout" svg:width="25.711cm" svg:height="8.784cm" svg:x="1.325cm" svg:y="6.191cm">
          <draw:text-box>
            <text:p>module ThePresent</text:p>
            <text:p><text:s text:c="2"/>def now</text:p>
            <text:p><text:s text:c="4"/>puts "It's #{Time.new.hour &gt; 12 ? Time.new.hour - 12 : Time.new.hour}:#{Time.new.min} #{Time.new.hour &gt; 12 ? 'PM' : 'AM'} (GMT)."</text:p>
            <text:p><text:s text:c="2"/>end</text:p>
            <text:p>end</text:p>
            <text:p/>
            <text:p>class TheHereAnd</text:p>
            <text:p><text:s text:c="2"/>extend ThePresent</text:p>
            <text:p>end</text:p>
            <text:p/>
            <text:p>TheHereAnd.now</text:p>
          </draw:text-box>
        </draw:frame>
        <draw:frame draw:style-name="gr8" draw:layer="layout" svg:width="26.484cm" svg:height="2.385cm" svg:x="0.316cm" svg:y="16.615cm">
          <draw:text-box>
            <text:p>include mixes a module's methods in at the instance level (allowing instances of a particular class to use the methods), the extend keyword mixes a module's methods at the class level. This means that class itself can use the methods, as opposed to instances of the class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6" draw:layer="layout" svg:width="18.28cm" svg:height="18cm" svg:x="0.72cm" svg:y="0.8cm">
          <draw:text-box>
            <text:p>module MartialArts</text:p>
            <text:p>def swordsman</text:p>
            <text:p>puts "I'm a swordsman."</text:p>
            <text:p>end</text:p>
            <text:p>end</text:p>
            <text:p>class Ninja</text:p>
            <text:p>include MartialArts</text:p>
            <text:p>def initialize(clan)</text:p>
            <text:p>@clan = clan</text:p>
            <text:p>end</text:p>
            <text:p>end</text:p>
            <text:p/>
            <text:p>class Samurai</text:p>
            <text:p>include MartialArts</text:p>
            <text:p>def initialize(shogun)</text:p>
            <text:p>@shogun = shogun</text:p>
            <text:p>end</text:p>
            <text:p>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6T11:18:29.590000000</meta:creation-date>
    <dc:date>2015-05-06T13:27:09.698000000</dc:date>
    <meta:editing-duration>PT2H8M40S</meta:editing-duration>
    <meta:editing-cycles>12</meta:editing-cycles>
    <meta:generator>LibreOffice/4.3.2.2$Windows_x86 LibreOffice_project/edfb5295ba211bd31ad47d0bad0118690f76407d</meta:generator>
    <meta:document-statistic meta:object-count="101"/>
  </office:meta>
</office:document-meta>
</file>